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fc037" officeooo:paragraph-rsid="000fc037"/>
    </style:style>
    <style:style style:name="P2" style:family="paragraph" style:parent-style-name="Standard">
      <style:paragraph-properties fo:text-align="justify" style:justify-single-word="false"/>
      <style:text-properties officeooo:rsid="000fc037" officeooo:paragraph-rsid="000fc037"/>
    </style:style>
    <style:style style:name="P3" style:family="paragraph" style:parent-style-name="Standard">
      <style:text-properties fo:font-weight="bold" officeooo:rsid="000fc037" officeooo:paragraph-rsid="000fc037" style:font-weight-asian="bold" style:font-weight-complex="bold"/>
    </style:style>
    <style:style style:name="T1" style:family="text">
      <style:text-properties officeooo:rsid="001098fc"/>
    </style:style>
    <style:style style:name="T2" style:family="text">
      <style:text-properties officeooo:rsid="001123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ício</text:p>
      <text:p text:style-name="P3"/>
      <text:p text:style-name="P3">1. O que é Polimorfismo?</text:p>
      <text:p text:style-name="P1"/>
      <text:p text:style-name="P2">Polimorfismo é a propriedade que duas ou mais classes tem de serem referenciadas de um mesmo modo, <text:span text:style-name="T2">com o uso de um “super tipo” que define o comportamento dessas classes,</text:span> de forma que <text:span text:style-name="T1">uma função possa utilizar apenas uma classe para referenciar objetos de várias classes diferen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9:38:20.137053549</meta:creation-date>
    <meta:generator>LibreOffice/5.4.0.3$Linux_X86_64 LibreOffice_project/40m0$Build-3</meta:generator>
    <dc:date>2018-02-20T19:46:18.543550217</dc:date>
    <meta:editing-duration>PT7M55S</meta:editing-duration>
    <meta:editing-cycles>4</meta:editing-cycles>
    <meta:document-statistic meta:table-count="0" meta:image-count="0" meta:object-count="0" meta:page-count="1" meta:paragraph-count="3" meta:word-count="53" meta:character-count="315" meta:non-whitespace-character-count="265"/>
  </office:meta>
</office:document-meta>
</file>